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2" svg:font-family="Tahoma"/>
    <style:font-face style:name="Lucida Sans Unicode" svg:font-family="'Lucida Sans Unicode'" style:font-pitch="variable"/>
    <style:font-face style:name="Mincho" svg:font-family="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3.5313in" style:rel-column-width="33411*"/>
    </style:style>
    <style:style style:name="Table1.B" style:family="table-column">
      <style:table-column-properties style:column-width="3.3958in" style:rel-column-width="32124*"/>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Tahoma"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Tahoma" fo:font-size="20pt" fo:font-weight="bold" style:font-size-asian="20pt" style:font-weight-asian="bold" style:font-size-complex="20pt" style:font-weight-complex="bold"/>
    </style:style>
    <style:style style:name="P3" style:family="paragraph" style:parent-style-name="Standard">
      <style:paragraph-properties fo:text-align="justify"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text-align="justify" style:justify-single-word="false"/>
      <style:text-properties style:font-name="Tahoma" fo:font-size="16pt" fo:font-weight="normal" style:font-size-asian="16pt" style:font-weight-asian="normal" style:font-size-complex="16pt" style:font-weight-complex="normal"/>
    </style:style>
    <style:style style:name="P5" style:family="paragraph" style:parent-style-name="Table_20_Contents">
      <style:paragraph-properties fo:text-align="justify" style:justify-single-word="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ructions for the Audrey disc burning system</text:p>
      <text:p text:style-name="P2"/>
      <text:p text:style-name="P3"><text:tab/>The computer will do almost all the work on its own. The only thing it needs help with is taking finished discs out of the tray and putting new blank discs in. When the computer's disc tray is ejected, simply follow the instructions on the screen. You should only have to do this about once or twice a week.</text:p>
      <text:p text:style-name="P3"/>
      <table:table table:name="Table1" table:style-name="Table1">
        <table:table-column table:style-name="Table1.A"/>
        <table:table-column table:style-name="Table1.B"/>
        <table:table-header-rows>
          <table:table-row>
            <table:table-cell table:style-name="Table1.A1" office:value-type="string">
              <text:p text:style-name="Table_20_Heading">Question</text:p>
            </table:table-cell>
            <table:table-cell table:style-name="Table1.B1" office:value-type="string">
              <text:p text:style-name="Table_20_Heading">Answer</text:p>
            </table:table-cell>
          </table:table-row>
        </table:table-header-rows>
        <table:table-row>
          <table:table-cell table:style-name="Table1.A2" office:value-type="string">
            <text:p text:style-name="P5">How can I tell if the system is still working?</text:p>
          </table:table-cell>
          <table:table-cell table:style-name="Table1.B2" office:value-type="string">
            <text:p text:style-name="P5">If there is a window on-screen that contains the message “System OK”, everything is fine. Also, the computer tower should be making a soft noise; if it is silent, try unplugging the computer tower from the power and then plugging it back in, then try pushing the larger round power button on the front of the computer tower.</text:p>
          </table:table-cell>
        </table:table-row>
        <table:table-row>
          <table:table-cell table:style-name="Table1.A2" office:value-type="string">
            <text:p text:style-name="P5">Why can't I see anything on the monitor?</text:p>
          </table:table-cell>
          <table:table-cell table:style-name="Table1.B2" office:value-type="string">
            <text:p text:style-name="P5">If the monitor's power light is orange, it is in power-saving mode, so try moving the mouse around a little bit. If the monitor's power light isn't lit at all, make sure the monitor is plugged in firmly, and try pressing the monitor's power button (the wide button farthest to the right).</text:p>
          </table:table-cell>
        </table:table-row>
        <table:table-row>
          <table:table-cell table:style-name="Table1.A2" office:value-type="string">
            <text:p text:style-name="P5">How do I turn off the computer if <text:s/>I need to move it?</text:p>
          </table:table-cell>
          <table:table-cell table:style-name="Table1.B2" office:value-type="string">
            <text:p text:style-name="P5">It should be safe to just unplug the computer. Make sure everything is plugged back in the same way, and that the computer is near the wireless router.</text:p>
          </table:table-cell>
        </table:table-row>
        <table:table-row>
          <table:table-cell table:style-name="Table1.A2" office:value-type="string">
            <text:p text:style-name="P5">For technical people: how do I get a root console, and how do I configure the network settings?</text:p>
          </table:table-cell>
          <table:table-cell table:style-name="Table1.B2" office:value-type="string">
            <text:p text:style-name="P5">The username is “carbon” and the password is “carbon1”. From a terminal (Alt+Enter), run “sudo bash” for a root console; the password is “carbon1”. Network settings are configured from /etc/network/interfaces. Use 'ifdown ath0' <text:soft-page-break/>and 'ifup ath0' to disable/enable the interface.</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2" svg:font-family="Tahoma"/>
    <style:font-face style:name="Lucida Sans Unicode" svg:font-family="'Lucida Sans Unicode'" style:font-pitch="variable"/>
    <style:font-face style:name="Mincho" svg:font-family="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1" style:font-size-complex="14pt"/>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David Simon</meta:initial-creator>
    <meta:creation-date>2009-02-25T14:40:23</meta:creation-date>
    <dc:creator>David</dc:creator>
    <dc:date>2009-03-12T16:18:46</dc:date>
    <dc:language>en-US</dc:language>
    <meta:editing-cycles>3</meta:editing-cycles>
    <meta:editing-duration>PT19M44S</meta:editing-duration>
    <meta:user-defined meta:name="Info 1"/>
    <meta:user-defined meta:name="Info 2"/>
    <meta:user-defined meta:name="Info 3"/>
    <meta:user-defined meta:name="Info 4"/>
    <meta:document-statistic meta:table-count="1" meta:image-count="0" meta:object-count="0" meta:page-count="2" meta:paragraph-count="12" meta:word-count="301" meta:character-count="1642"/>
  </office:meta>
</office:document-meta>
</file>